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4.83cm" fo:min-width="3.437cm" fo:wrap-option="wrap" draw:shadow="hidden"/>
    </style:style>
    <style:style style:name="gr2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2.29cm" fo:min-width="2.167cm" fo:wrap-option="wrap" draw:shadow="hidden"/>
    </style:style>
    <style:style style:name="gr3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6.1cm" fo:min-width="4.453cm" fo:wrap-option="wrap" draw:shadow="hidden"/>
    </style:style>
    <style:style style:name="gr4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4.576cm" fo:min-width="4.104cm" fo:wrap-option="wrap" draw:shadow="hidden"/>
    </style:style>
    <style:style style:name="gr5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4.576cm" fo:min-width="2.421cm" fo:wrap-option="wrap" draw:shadow="hidden"/>
    </style:style>
    <style:style style:name="gr6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5.211cm" fo:min-width="6.104cm" fo:wrap-option="wrap" draw:shadow="hidden"/>
    </style:style>
    <style:style style:name="gr7" style:family="graphic" style:parent-style-name="standard">
      <style:graphic-properties svg:stroke-width="0cm" svg:stroke-color="#000000" draw:fill-color="#83caff" draw:textarea-horizontal-align="justify" draw:textarea-vertical-align="middle" draw:auto-grow-height="false" fo:min-height="5.592cm" fo:min-width="6.358cm" fo:wrap-option="wrap" draw:shadow="hidden"/>
    </style:style>
    <style:style style:name="gr8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fill-color="#83caff" draw:textarea-vertical-align="middle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83caff"/>
      <style:paragraph-properties fo:text-align="start"/>
    </style:style>
    <style:style style:name="P3" style:family="paragraph">
      <loext:graphic-properties draw:fill="none" draw:fill-color="#83ca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5.08cm" svg:x="7.731cm" svg:y="2.651cm">
          <text:p text:style-name="P1"><text:span text:style-name="T1">keyword</text:span></text:p>
          <text:p text:style-name="P1"><text:span text:style-name="T2">- id</text:span></text:p>
          <text:p text:style-name="P1"><text:span text:style-name="T2">- word</text:span></text:p>
          <text:p text:style-name="P1"><text:span text:style-name="T3"/></text:p>
          <text:p text:style-name="P1"><text:span text:style-name="T3">Each keyword that is used by anyone anywhere represented here exactly once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67cm" svg:height="2.54cm" svg:x="1.635cm" svg:y="11.922cm">
          <text:p text:style-name="P1"><text:span text:style-name="T1">user</text:span></text:p>
          <text:p text:style-name="P1"><text:span text:style-name="T2">- id</text:span></text:p>
          <text:p text:style-name="P1"><text:span text:style-name="T2">- email</text:span></text:p>
          <text:p text:style-name="P1"><text:span text:style-name="T2">- pass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953cm" svg:height="6.35cm" svg:x="7.223cm" svg:y="10.017cm">
          <text:p text:style-name="P1"><text:span text:style-name="T1">user_keyword</text:span></text:p>
          <text:p text:style-name="P1"><text:span text:style-name="T2">- id</text:span></text:p>
          <text:p text:style-name="P1"><text:span text:style-name="T2">- keyword_id</text:span></text:p>
          <text:p text:style-name="P1"><text:span text:style-name="T2">- user_id</text:span></text:p>
          <text:p text:style-name="P1"><text:span text:style-name="T2"/></text:p>
          <text:p text:style-name="P1"><text:span text:style-name="T3">Each keyword that is used by a particular user is recorded here. Each user may have a different usage for a keyword, e.g. different arguments (user_keyword_arg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604cm" svg:height="4.826cm" svg:x="15.986cm" svg:y="10.779cm">
          <text:p text:style-name="P1"><text:span text:style-name="T1">user_keyword_arg</text:span></text:p>
          <text:p text:style-name="P1"><text:span text:style-name="T2">- id</text:span></text:p>
          <text:p text:style-name="P1"><text:span text:style-name="T2">- user_keyword_id</text:span></text:p>
          <text:p text:style-name="P1"><text:span text:style-name="T2">- param_name</text:span></text:p>
          <text:p text:style-name="P1"><text:span text:style-name="T2"/></text:p>
          <text:p text:style-name="P1"><text:span text:style-name="T3">Each keyword defined by a particular user is associated with specific arguments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921cm" svg:height="4.826cm" svg:x="1.508cm" svg:y="19.415cm">
          <text:p text:style-name="P1"><text:span text:style-name="T1">post</text:span></text:p>
          <text:p text:style-name="P1"><text:span text:style-name="T2">- id</text:span></text:p>
          <text:p text:style-name="P1"><text:span text:style-name="T2">- user_id</text:span></text:p>
          <text:p text:style-name="P1"><text:span text:style-name="T2">- text</text:span></text:p>
          <text:p text:style-name="P1"><text:span text:style-name="T2">- header</text:span></text:p>
          <text:p text:style-name="P1"><text:span text:style-name="T2">- datetime</text:span></text:p>
          <text:p text:style-name="P1"><text:span text:style-name="T2"/></text:p>
          <text:p text:style-name="P1"><text:span text:style-name="T3">The unedited text of a user's <text:s/>post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6.604cm" svg:height="5.461cm" svg:x="6.461cm" svg:y="19.161cm">
          <text:p text:style-name="P1"><text:span text:style-name="T1">user_keyword_posted</text:span></text:p>
          <text:p text:style-name="P1"><text:span text:style-name="T2">- id</text:span></text:p>
          <text:p text:style-name="P1"><text:span text:style-name="T2">- user_keyword_id</text:span></text:p>
          <text:p text:style-name="P1"><text:span text:style-name="T2">- post_id</text:span></text:p>
          <text:p text:style-name="P1"><text:span text:style-name="T2"/></text:p>
          <text:p text:style-name="P1"><text:span text:style-name="T3">After the post is parsed, any keywords in the post are recorded here.</text:span></text:p>
          <text:p text:style-name="P1"><text:span text:style-name="T3">RESTRICTION (for now): The user_keyword and post must correspond to the same user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6.858cm" svg:height="5.842cm" svg:x="14.916cm" svg:y="18.934cm">
          <text:p text:style-name="P1"><text:span text:style-name="T1">user_keyword_posted_arg</text:span></text:p>
          <text:p text:style-name="P1"><text:span text:style-name="T2">- id</text:span></text:p>
          <text:p text:style-name="P1"><text:span text:style-name="T2">- user_keyword_posted_id</text:span></text:p>
          <text:p text:style-name="P1"><text:span text:style-name="T2">- arg_id</text:span></text:p>
          <text:p text:style-name="P1"><text:span text:style-name="T2">- param_value</text:span></text:p>
          <text:p text:style-name="P1"><text:span text:style-name="T2"/></text:p>
          <text:p text:style-name="P1"><text:span text:style-name="T3">Each argument for the used keyword is recorded here.</text:span></text:p>
          <text:p text:style-name="P1"><text:span text:style-name="T3">RESTRICTION: The arg_id must beling to the user_keyword_used's user_key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9.699cm" svg:y1="7.731cm" svg:x2="9.699cm" svg:y2="10.017cm" draw:start-shape="id1" draw:end-shape="id2" svg:d="M9699 7731v2286" svg:viewBox="0 0 1 2287">
          <text:p/>
        </draw:connector>
        <draw:connector draw:style-name="gr8" draw:text-style-name="P3" draw:layer="layout" draw:type="lines" svg:x1="2.968cm" svg:y1="14.462cm" svg:x2="2.968cm" svg:y2="19.415cm" draw:start-shape="id3" draw:end-shape="id4" svg:d="M2968 14462v501 3951 501" svg:viewBox="0 0 1 4954">
          <text:p/>
        </draw:connector>
        <draw:connector draw:style-name="gr8" draw:text-style-name="P3" draw:layer="layout" draw:type="lines" svg:x1="4.302cm" svg:y1="13.192cm" svg:x2="7.223cm" svg:y2="13.192cm" draw:start-shape="id3" draw:end-shape="id2" svg:d="M4302 13192h500 1919 502" svg:viewBox="0 0 2922 1">
          <text:p/>
        </draw:connector>
        <draw:connector draw:style-name="gr8" draw:text-style-name="P3" draw:layer="layout" draw:type="lines" svg:x1="12.176cm" svg:y1="13.192cm" svg:x2="15.986cm" svg:y2="13.192cm" draw:start-shape="id2" draw:end-shape="id5" svg:d="M12176 13192h500 2809 501" svg:viewBox="0 0 3811 1">
          <text:p/>
        </draw:connector>
        <draw:connector draw:style-name="gr8" draw:text-style-name="P3" draw:layer="layout" draw:type="lines" svg:x1="4.429cm" svg:y1="21.828cm" svg:x2="6.461cm" svg:y2="21.891cm" draw:start-shape="id4" draw:end-shape="id6" svg:d="M4429 21828h500l1031 63h501" svg:viewBox="0 0 2033 64">
          <text:p/>
        </draw:connector>
        <draw:connector draw:style-name="gr8" draw:text-style-name="P3" draw:layer="layout" draw:type="lines" svg:x1="13.065cm" svg:y1="21.891cm" svg:x2="14.916cm" svg:y2="21.855cm" draw:start-shape="id6" draw:end-shape="id7" svg:d="M13065 21891h501l849-36h501" svg:viewBox="0 0 1852 37">
          <text:p/>
        </draw:connector>
        <draw:connector draw:style-name="gr8" draw:text-style-name="P3" draw:layer="layout" draw:type="lines" svg:x1="9.699cm" svg:y1="16.367cm" svg:x2="9.763cm" svg:y2="19.161cm" draw:start-shape="id2" draw:end-shape="id6" svg:d="M9699 16367v501l64 1791v502" svg:viewBox="0 0 65 2795">
          <text:p/>
        </draw:connector>
        <draw:connector draw:style-name="gr8" draw:text-style-name="P3" draw:layer="layout" draw:type="lines" svg:x1="18.288cm" svg:y1="15.605cm" svg:x2="18.345cm" svg:y2="18.934cm" draw:start-shape="id5" draw:end-shape="id7" svg:d="M18288 15605v501l57 2327v501" svg:viewBox="0 0 58 3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1:31:53.456538748</meta:creation-date>
    <dc:date>2016-01-09T01:27:00.769103987</dc:date>
    <meta:editing-duration>PT25M2S</meta:editing-duration>
    <meta:editing-cycles>3</meta:editing-cycles>
    <meta:generator>LibreOffice/4.4.2.2$Linux_X86_64 LibreOffice_project/40m0$Build-2</meta:generator>
    <meta:document-statistic meta:object-count="15"/>
  </office:meta>
</office:document-meta>
</file>